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2.7996in" svg:y="0.6878in">
            <draw:object draw:notify-on-update-of-ranges="Sheet1.A3:Sheet1.A10 Sheet1.V1:Sheet1.V1 Sheet1.V3:Sheet1.V10 Sheet1.X1:Sheet1.X1 Sheet1.X3:Sheet1.X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2.8587in" svg:y="4.2984in">
            <draw:object draw:notify-on-update-of-ranges="Sheet1.A3:Sheet1.A10 Sheet1.W1:Sheet1.W1 Sheet1.W3:Sheet1.W10 Sheet1.X1:Sheet1.X1 Sheet1.X3:Sheet1.X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eers</text:p>
          </table:table-cell>
          <table:table-cell office:value-type="string" calcext:value-type="string">
            <text:p><text:s/>f1t</text:p>
          </table:table-cell>
          <table:table-cell office:value-type="string" calcext:value-type="string">
            <text:p><text:s/>f1m</text:p>
          </table:table-cell>
          <table:table-cell office:value-type="string" calcext:value-type="string">
            <text:p><text:s/>k1t</text:p>
          </table:table-cell>
          <table:table-cell office:value-type="string" calcext:value-type="string">
            <text:p><text:s/>k1m</text:p>
          </table:table-cell>
          <table:table-cell office:value-type="string" calcext:value-type="string">
            <text:p><text:s/>f2t</text:p>
          </table:table-cell>
          <table:table-cell office:value-type="string" calcext:value-type="string">
            <text:p><text:s/>f2m</text:p>
          </table:table-cell>
          <table:table-cell office:value-type="string" calcext:value-type="string">
            <text:p><text:s/>k2t</text:p>
          </table:table-cell>
          <table:table-cell office:value-type="string" calcext:value-type="string">
            <text:p><text:s/>k2m</text:p>
          </table:table-cell>
          <table:table-cell office:value-type="string" calcext:value-type="string">
            <text:p><text:s/>f3t</text:p>
          </table:table-cell>
          <table:table-cell office:value-type="string" calcext:value-type="string">
            <text:p><text:s/>f3m</text:p>
          </table:table-cell>
          <table:table-cell office:value-type="string" calcext:value-type="string">
            <text:p><text:s/>k3t</text:p>
          </table:table-cell>
          <table:table-cell office:value-type="string" calcext:value-type="string">
            <text:p><text:s/>k3m</text:p>
          </table:table-cell>
          <table:table-cell office:value-type="string" calcext:value-type="string">
            <text:p><text:s/>f4t</text:p>
          </table:table-cell>
          <table:table-cell office:value-type="string" calcext:value-type="string">
            <text:p><text:s/>f4m</text:p>
          </table:table-cell>
          <table:table-cell office:value-type="string" calcext:value-type="string">
            <text:p><text:s/>k4t</text:p>
          </table:table-cell>
          <table:table-cell office:value-type="string" calcext:value-type="string">
            <text:p><text:s/>k4m</text:p>
          </table:table-cell>
          <table:table-cell office:value-type="string" calcext:value-type="string">
            <text:p><text:s/>f5t</text:p>
          </table:table-cell>
          <table:table-cell office:value-type="string" calcext:value-type="string">
            <text:p><text:s/>f5m</text:p>
          </table:table-cell>
          <table:table-cell office:value-type="string" calcext:value-type="string">
            <text:p><text:s/>k5t</text:p>
          </table:table-cell>
          <table:table-cell office:value-type="string" calcext:value-type="string">
            <text:p><text:s/>k5m</text:p>
          </table:table-cell>
          <table:table-cell office:value-type="string" calcext:value-type="string">
            <text:p>k*t/f*t</text:p>
          </table:table-cell>
          <table:table-cell office:value-type="string" calcext:value-type="string">
            <text:p>k*m/f*m</text:p>
          </table:table-cell>
          <table:table-cell office:value-type="string" calcext:value-type="string">
            <text:p>Equality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8937945365906" calcext:value-type="float">
            <text:p>15.8937945366</text:p>
          </table:table-cell>
          <table:table-cell office:value-type="float" office:value="1410" calcext:value-type="float">
            <text:p>1410</text:p>
          </table:table-cell>
          <table:table-cell office:value-type="float" office:value="50.6567764282227" calcext:value-type="float">
            <text:p>50.6567764282</text:p>
          </table:table-cell>
          <table:table-cell office:value-type="float" office:value="1806" calcext:value-type="float">
            <text:p>1806</text:p>
          </table:table-cell>
          <table:table-cell office:value-type="float" office:value="13.541654586792" calcext:value-type="float">
            <text:p>13.5416545868</text:p>
          </table:table-cell>
          <table:table-cell office:value-type="float" office:value="1690" calcext:value-type="float">
            <text:p>1690</text:p>
          </table:table-cell>
          <table:table-cell office:value-type="float" office:value="60.3154103755951" calcext:value-type="float">
            <text:p>60.3154103756</text:p>
          </table:table-cell>
          <table:table-cell office:value-type="float" office:value="2739" calcext:value-type="float">
            <text:p>2739</text:p>
          </table:table-cell>
          <table:table-cell office:value-type="float" office:value="13.6813719272614" calcext:value-type="float">
            <text:p>13.6813719273</text:p>
          </table:table-cell>
          <table:table-cell office:value-type="float" office:value="1430" calcext:value-type="float">
            <text:p>1430</text:p>
          </table:table-cell>
          <table:table-cell office:value-type="float" office:value="46.5482947826385" calcext:value-type="float">
            <text:p>46.5482947826</text:p>
          </table:table-cell>
          <table:table-cell office:value-type="float" office:value="2835" calcext:value-type="float">
            <text:p>2835</text:p>
          </table:table-cell>
          <table:table-cell office:value-type="float" office:value="12.1398377418518" calcext:value-type="float">
            <text:p>12.1398377419</text:p>
          </table:table-cell>
          <table:table-cell office:value-type="float" office:value="1510" calcext:value-type="float">
            <text:p>1510</text:p>
          </table:table-cell>
          <table:table-cell office:value-type="float" office:value="50.0297021865845" calcext:value-type="float">
            <text:p>50.0297021866</text:p>
          </table:table-cell>
          <table:table-cell office:value-type="float" office:value="1651" calcext:value-type="float">
            <text:p>1651</text:p>
          </table:table-cell>
          <table:table-cell office:value-type="float" office:value="13.8791816234589" calcext:value-type="float">
            <text:p>13.8791816235</text:p>
          </table:table-cell>
          <table:table-cell office:value-type="float" office:value="1950" calcext:value-type="float">
            <text:p>1950</text:p>
          </table:table-cell>
          <table:table-cell office:value-type="float" office:value="53.1502206325531" calcext:value-type="float">
            <text:p>53.1502206326</text:p>
          </table:table-cell>
          <table:table-cell office:value-type="float" office:value="2353" calcext:value-type="float">
            <text:p>2353</text:p>
          </table:table-cell>
          <table:table-cell table:formula="of:=AVERAGE([.D3]/[.B3]; [.H3]/[.F3];[.L3]/[.J3];[.P3]/[.N3];[.T3]/[.R3])" office:value-type="float" office:value="3.79883838465776" calcext:value-type="float">
            <text:p>3.7988383847</text:p>
          </table:table-cell>
          <table:table-cell table:formula="of:=AVERAGE([.E3]/[.C3]; [.I3]/[.G3];[.M3]/[.K3];[.Q3]/[.O3];[.U3]/[.S3])" office:value-type="float" office:value="1.43682455112585" calcext:value-type="float">
            <text:p>1.4368245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1903066635132" calcext:value-type="float">
            <text:p>16.1903066635</text:p>
          </table:table-cell>
          <table:table-cell office:value-type="float" office:value="2688" calcext:value-type="float">
            <text:p>2688</text:p>
          </table:table-cell>
          <table:table-cell office:value-type="float" office:value="44.4522595405579" calcext:value-type="float">
            <text:p>44.4522595406</text:p>
          </table:table-cell>
          <table:table-cell office:value-type="float" office:value="2372" calcext:value-type="float">
            <text:p>2372</text:p>
          </table:table-cell>
          <table:table-cell office:value-type="float" office:value="14.100574016571" calcext:value-type="float">
            <text:p>14.1005740166</text:p>
          </table:table-cell>
          <table:table-cell office:value-type="float" office:value="2420" calcext:value-type="float">
            <text:p>2420</text:p>
          </table:table-cell>
          <table:table-cell office:value-type="float" office:value="46.3778221607208" calcext:value-type="float">
            <text:p>46.3778221607</text:p>
          </table:table-cell>
          <table:table-cell office:value-type="float" office:value="3006" calcext:value-type="float">
            <text:p>3006</text:p>
          </table:table-cell>
          <table:table-cell office:value-type="float" office:value="18.1715905666351" calcext:value-type="float">
            <text:p>18.1715905666</text:p>
          </table:table-cell>
          <table:table-cell office:value-type="float" office:value="3058" calcext:value-type="float">
            <text:p>3058</text:p>
          </table:table-cell>
          <table:table-cell office:value-type="float" office:value="44.9677290916443" calcext:value-type="float">
            <text:p>44.9677290916</text:p>
          </table:table-cell>
          <table:table-cell office:value-type="float" office:value="3011" calcext:value-type="float">
            <text:p>3011</text:p>
          </table:table-cell>
          <table:table-cell office:value-type="float" office:value="20.2871470451355" calcext:value-type="float">
            <text:p>20.2871470451</text:p>
          </table:table-cell>
          <table:table-cell office:value-type="float" office:value="3170" calcext:value-type="float">
            <text:p>3170</text:p>
          </table:table-cell>
          <table:table-cell office:value-type="float" office:value="45.2292940616608" calcext:value-type="float">
            <text:p>45.2292940617</text:p>
          </table:table-cell>
          <table:table-cell office:value-type="float" office:value="2698" calcext:value-type="float">
            <text:p>2698</text:p>
          </table:table-cell>
          <table:table-cell office:value-type="float" office:value="16.8303747177124" calcext:value-type="float">
            <text:p>16.8303747177</text:p>
          </table:table-cell>
          <table:table-cell office:value-type="float" office:value="2810" calcext:value-type="float">
            <text:p>2810</text:p>
          </table:table-cell>
          <table:table-cell office:value-type="float" office:value="48.7506566047668" calcext:value-type="float">
            <text:p>48.7506566048</text:p>
          </table:table-cell>
          <table:table-cell office:value-type="float" office:value="3699" calcext:value-type="float">
            <text:p>3699</text:p>
          </table:table-cell>
          <table:table-cell table:formula="of:=AVERAGE([.D4]/[.B4]; [.H4]/[.F4];[.L4]/[.J4];[.P4]/[.N4];[.T4]/[.R4])" office:value-type="float" office:value="2.72706865713045" calcext:value-type="float">
            <text:p>2.7270686571</text:p>
          </table:table-cell>
          <table:table-cell table:formula="of:=AVERAGE([.E4]/[.C4]; [.I4]/[.G4];[.M4]/[.K4];[.Q4]/[.O4];[.U4]/[.S4])" office:value-type="float" office:value="1.05533878433305" calcext:value-type="float">
            <text:p>1.0553387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.3675966262817" calcext:value-type="float">
            <text:p>27.3675966263</text:p>
          </table:table-cell>
          <table:table-cell office:value-type="float" office:value="4870" calcext:value-type="float">
            <text:p>4870</text:p>
          </table:table-cell>
          <table:table-cell office:value-type="float" office:value="116.133093357086" calcext:value-type="float">
            <text:p>116.1330933571</text:p>
          </table:table-cell>
          <table:table-cell office:value-type="float" office:value="7935" calcext:value-type="float">
            <text:p>7935</text:p>
          </table:table-cell>
          <table:table-cell office:value-type="float" office:value="25.6450321674347" calcext:value-type="float">
            <text:p>25.6450321674</text:p>
          </table:table-cell>
          <table:table-cell office:value-type="float" office:value="4364" calcext:value-type="float">
            <text:p>4364</text:p>
          </table:table-cell>
          <table:table-cell office:value-type="float" office:value="50.2450323104858" calcext:value-type="float">
            <text:p>50.2450323105</text:p>
          </table:table-cell>
          <table:table-cell office:value-type="float" office:value="3379" calcext:value-type="float">
            <text:p>3379</text:p>
          </table:table-cell>
          <table:table-cell office:value-type="float" office:value="25.8390803337097" calcext:value-type="float">
            <text:p>25.8390803337</text:p>
          </table:table-cell>
          <table:table-cell office:value-type="float" office:value="4930" calcext:value-type="float">
            <text:p>4930</text:p>
          </table:table-cell>
          <table:table-cell office:value-type="float" office:value="70.1475727558136" calcext:value-type="float">
            <text:p>70.1475727558</text:p>
          </table:table-cell>
          <table:table-cell office:value-type="float" office:value="4476" calcext:value-type="float">
            <text:p>4476</text:p>
          </table:table-cell>
          <table:table-cell office:value-type="float" office:value="28.3226363658905" calcext:value-type="float">
            <text:p>28.3226363659</text:p>
          </table:table-cell>
          <table:table-cell office:value-type="float" office:value="4980" calcext:value-type="float">
            <text:p>4980</text:p>
          </table:table-cell>
          <table:table-cell office:value-type="float" office:value="70.6769604682922" calcext:value-type="float">
            <text:p>70.6769604683</text:p>
          </table:table-cell>
          <table:table-cell office:value-type="float" office:value="5281" calcext:value-type="float">
            <text:p>5281</text:p>
          </table:table-cell>
          <table:table-cell office:value-type="float" office:value="21.537894487381" calcext:value-type="float">
            <text:p>21.5378944874</text:p>
          </table:table-cell>
          <table:table-cell office:value-type="float" office:value="4750" calcext:value-type="float">
            <text:p>4750</text:p>
          </table:table-cell>
          <table:table-cell office:value-type="float" office:value="75.2579429149628" calcext:value-type="float">
            <text:p>75.257942915</text:p>
          </table:table-cell>
          <table:table-cell office:value-type="float" office:value="3974" calcext:value-type="float">
            <text:p>3974</text:p>
          </table:table-cell>
          <table:table-cell table:formula="of:=AVERAGE([.D5]/[.B5]; [.H5]/[.F5];[.L5]/[.J5];[.P5]/[.N5];[.T5]/[.R5])" office:value-type="float" office:value="2.98142446619226" calcext:value-type="float">
            <text:p>2.9814244662</text:p>
          </table:table-cell>
          <table:table-cell table:formula="of:=AVERAGE([.E5]/[.C5]; [.I5]/[.G5];[.M5]/[.K5];[.Q5]/[.O5];[.U5]/[.S5])" office:value-type="float" office:value="1.0417274377489" calcext:value-type="float">
            <text:p>1.0417274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.1538562774658" calcext:value-type="float">
            <text:p>32.1538562775</text:p>
          </table:table-cell>
          <table:table-cell office:value-type="float" office:value="6326" calcext:value-type="float">
            <text:p>6326</text:p>
          </table:table-cell>
          <table:table-cell office:value-type="float" office:value="52.4856626987457" calcext:value-type="float">
            <text:p>52.4856626987</text:p>
          </table:table-cell>
          <table:table-cell office:value-type="float" office:value="4176" calcext:value-type="float">
            <text:p>4176</text:p>
          </table:table-cell>
          <table:table-cell office:value-type="float" office:value="33.7486972808838" calcext:value-type="float">
            <text:p>33.7486972809</text:p>
          </table:table-cell>
          <table:table-cell office:value-type="float" office:value="6210" calcext:value-type="float">
            <text:p>6210</text:p>
          </table:table-cell>
          <table:table-cell office:value-type="float" office:value="90.3554458618164" calcext:value-type="float">
            <text:p>90.3554458618</text:p>
          </table:table-cell>
          <table:table-cell office:value-type="float" office:value="5736" calcext:value-type="float">
            <text:p>5736</text:p>
          </table:table-cell>
          <table:table-cell office:value-type="float" office:value="33.5459187030792" calcext:value-type="float">
            <text:p>33.5459187031</text:p>
          </table:table-cell>
          <table:table-cell office:value-type="float" office:value="6284" calcext:value-type="float">
            <text:p>6284</text:p>
          </table:table-cell>
          <table:table-cell office:value-type="float" office:value="45.8744628429413" calcext:value-type="float">
            <text:p>45.8744628429</text:p>
          </table:table-cell>
          <table:table-cell office:value-type="float" office:value="3341" calcext:value-type="float">
            <text:p>3341</text:p>
          </table:table-cell>
          <table:table-cell office:value-type="float" office:value="35.005054473877" calcext:value-type="float">
            <text:p>35.0050544739</text:p>
          </table:table-cell>
          <table:table-cell office:value-type="float" office:value="6378" calcext:value-type="float">
            <text:p>6378</text:p>
          </table:table-cell>
          <table:table-cell office:value-type="float" office:value="148.0982234478" calcext:value-type="float">
            <text:p>148.0982234478</text:p>
          </table:table-cell>
          <table:table-cell office:value-type="float" office:value="7544" calcext:value-type="float">
            <text:p>7544</text:p>
          </table:table-cell>
          <table:table-cell office:value-type="float" office:value="30.7283296585083" calcext:value-type="float">
            <text:p>30.7283296585</text:p>
          </table:table-cell>
          <table:table-cell office:value-type="float" office:value="5977" calcext:value-type="float">
            <text:p>5977</text:p>
          </table:table-cell>
          <table:table-cell office:value-type="float" office:value="55.4414675235748" calcext:value-type="float">
            <text:p>55.4414675236</text:p>
          </table:table-cell>
          <table:table-cell office:value-type="float" office:value="4399" calcext:value-type="float">
            <text:p>4399</text:p>
          </table:table-cell>
          <table:table-cell table:formula="of:=AVERAGE([.D6]/[.B6]; [.H6]/[.F6];[.L6]/[.J6];[.P6]/[.N6];[.T6]/[.R6])" office:value-type="float" office:value="2.34243116467643" calcext:value-type="float">
            <text:p>2.3424311647</text:p>
          </table:table-cell>
          <table:table-cell table:formula="of:=AVERAGE([.E6]/[.C6]; [.I6]/[.G6];[.M6]/[.K6];[.Q6]/[.O6];[.U6]/[.S6])" office:value-type="float" office:value="0.806855178811704" calcext:value-type="float">
            <text:p>0.8068551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.8476393222809" calcext:value-type="float">
            <text:p>42.8476393223</text:p>
          </table:table-cell>
          <table:table-cell office:value-type="float" office:value="7423" calcext:value-type="float">
            <text:p>7423</text:p>
          </table:table-cell>
          <table:table-cell office:value-type="float" office:value="45.4978239536285" calcext:value-type="float">
            <text:p>45.4978239536</text:p>
          </table:table-cell>
          <table:table-cell office:value-type="float" office:value="4674" calcext:value-type="float">
            <text:p>4674</text:p>
          </table:table-cell>
          <table:table-cell office:value-type="float" office:value="45.338139295578" calcext:value-type="float">
            <text:p>45.3381392956</text:p>
          </table:table-cell>
          <table:table-cell office:value-type="float" office:value="7994" calcext:value-type="float">
            <text:p>7994</text:p>
          </table:table-cell>
          <table:table-cell office:value-type="float" office:value="109.729414701462" calcext:value-type="float">
            <text:p>109.7294147015</text:p>
          </table:table-cell>
          <table:table-cell office:value-type="float" office:value="11024" calcext:value-type="float">
            <text:p>11024</text:p>
          </table:table-cell>
          <table:table-cell office:value-type="float" office:value="45.338139295578" calcext:value-type="float">
            <text:p>45.3381392956</text:p>
          </table:table-cell>
          <table:table-cell office:value-type="float" office:value="7994" calcext:value-type="float">
            <text:p>7994</text:p>
          </table:table-cell>
          <table:table-cell office:value-type="float" office:value="109.729414701462" calcext:value-type="float">
            <text:p>109.7294147015</text:p>
          </table:table-cell>
          <table:table-cell office:value-type="float" office:value="11024" calcext:value-type="float">
            <text:p>11024</text:p>
          </table:table-cell>
          <table:table-cell office:value-type="float" office:value="41.5365414619446" calcext:value-type="float">
            <text:p>41.5365414619</text:p>
          </table:table-cell>
          <table:table-cell office:value-type="float" office:value="7060" calcext:value-type="float">
            <text:p>7060</text:p>
          </table:table-cell>
          <table:table-cell office:value-type="float" office:value="64.1887502670288" calcext:value-type="float">
            <text:p>64.188750267</text:p>
          </table:table-cell>
          <table:table-cell office:value-type="float" office:value="6061" calcext:value-type="float">
            <text:p>6061</text:p>
          </table:table-cell>
          <table:table-cell office:value-type="float" office:value="38.8999316692352" calcext:value-type="float">
            <text:p>38.8999316692</text:p>
          </table:table-cell>
          <table:table-cell office:value-type="float" office:value="7470" calcext:value-type="float">
            <text:p>7470</text:p>
          </table:table-cell>
          <table:table-cell office:value-type="float" office:value="61.0287575721741" calcext:value-type="float">
            <text:p>61.0287575722</text:p>
          </table:table-cell>
          <table:table-cell office:value-type="float" office:value="5513" calcext:value-type="float">
            <text:p>5513</text:p>
          </table:table-cell>
          <table:table-cell table:formula="of:=AVERAGE([.D7]/[.B7]; [.H7]/[.F7];[.L7]/[.J7];[.P7]/[.N7];[.T7]/[.R7])" office:value-type="float" office:value="1.80331267343256" calcext:value-type="float">
            <text:p>1.8033126734</text:p>
          </table:table-cell>
          <table:table-cell table:formula="of:=AVERAGE([.E7]/[.C7]; [.I7]/[.G7];[.M7]/[.K7];[.Q7]/[.O7];[.U7]/[.S7])" office:value-type="float" office:value="0.996850086545111" calcext:value-type="float">
            <text:p>0.9968500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.6620469093323" calcext:value-type="float">
            <text:p>68.6620469093</text:p>
          </table:table-cell>
          <table:table-cell office:value-type="float" office:value="8954" calcext:value-type="float">
            <text:p>8954</text:p>
          </table:table-cell>
          <table:table-cell office:value-type="float" office:value="53.9792604446411" calcext:value-type="float">
            <text:p>53.9792604446</text:p>
          </table:table-cell>
          <table:table-cell office:value-type="float" office:value="4757" calcext:value-type="float">
            <text:p>4757</text:p>
          </table:table-cell>
          <table:table-cell office:value-type="float" office:value="59.4544763565064" calcext:value-type="float">
            <text:p>59.4544763565</text:p>
          </table:table-cell>
          <table:table-cell office:value-type="float" office:value="9586" calcext:value-type="float">
            <text:p>9586</text:p>
          </table:table-cell>
          <table:table-cell office:value-type="float" office:value="53.904082775116" calcext:value-type="float">
            <text:p>53.9040827751</text:p>
          </table:table-cell>
          <table:table-cell office:value-type="float" office:value="5521" calcext:value-type="float">
            <text:p>5521</text:p>
          </table:table-cell>
          <table:table-cell office:value-type="float" office:value="59.1300888061523" calcext:value-type="float">
            <text:p>59.1300888062</text:p>
          </table:table-cell>
          <table:table-cell office:value-type="float" office:value="9870" calcext:value-type="float">
            <text:p>9870</text:p>
          </table:table-cell>
          <table:table-cell office:value-type="float" office:value="46.4294035434723" calcext:value-type="float">
            <text:p>46.4294035435</text:p>
          </table:table-cell>
          <table:table-cell office:value-type="float" office:value="5236" calcext:value-type="float">
            <text:p>5236</text:p>
          </table:table-cell>
          <table:table-cell office:value-type="float" office:value="57.0500504970551" calcext:value-type="float">
            <text:p>57.0500504971</text:p>
          </table:table-cell>
          <table:table-cell office:value-type="float" office:value="9832" calcext:value-type="float">
            <text:p>9832</text:p>
          </table:table-cell>
          <table:table-cell office:value-type="float" office:value="243.039176225662" calcext:value-type="float">
            <text:p>243.0391762257</text:p>
          </table:table-cell>
          <table:table-cell office:value-type="float" office:value="17198" calcext:value-type="float">
            <text:p>17198</text:p>
          </table:table-cell>
          <table:table-cell office:value-type="float" office:value="49.6924991607666" calcext:value-type="float">
            <text:p>49.6924991608</text:p>
          </table:table-cell>
          <table:table-cell office:value-type="float" office:value="9024" calcext:value-type="float">
            <text:p>9024</text:p>
          </table:table-cell>
          <table:table-cell office:value-type="float" office:value="67.4423635005951" calcext:value-type="float">
            <text:p>67.4423635006</text:p>
          </table:table-cell>
          <table:table-cell office:value-type="float" office:value="6640" calcext:value-type="float">
            <text:p>6640</text:p>
          </table:table-cell>
          <table:table-cell table:formula="of:=AVERAGE([.D8]/[.B8]; [.H8]/[.F8];[.L8]/[.J8];[.P8]/[.N8];[.T8]/[.R8])" office:value-type="float" office:value="1.61906190825679" calcext:value-type="float">
            <text:p>1.6190619083</text:p>
          </table:table-cell>
          <table:table-cell table:formula="of:=AVERAGE([.E8]/[.C8]; [.I8]/[.G8];[.M8]/[.K8];[.Q8]/[.O8];[.U8]/[.S8])" office:value-type="float" office:value="0.824542682514691" calcext:value-type="float">
            <text:p>0.8245426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1.015989780426" calcext:value-type="float">
            <text:p>91.0159897804</text:p>
          </table:table-cell>
          <table:table-cell office:value-type="float" office:value="10070" calcext:value-type="float">
            <text:p>10070</text:p>
          </table:table-cell>
          <table:table-cell office:value-type="float" office:value="175.274433374405" calcext:value-type="float">
            <text:p>175.2744333744</text:p>
          </table:table-cell>
          <table:table-cell office:value-type="float" office:value="13228" calcext:value-type="float">
            <text:p>13228</text:p>
          </table:table-cell>
          <table:table-cell office:value-type="float" office:value="83.6124737262726" calcext:value-type="float">
            <text:p>83.6124737263</text:p>
          </table:table-cell>
          <table:table-cell office:value-type="float" office:value="11679" calcext:value-type="float">
            <text:p>11679</text:p>
          </table:table-cell>
          <table:table-cell office:value-type="float" office:value="54.1831755638123" calcext:value-type="float">
            <text:p>54.1831755638</text:p>
          </table:table-cell>
          <table:table-cell office:value-type="float" office:value="4967" calcext:value-type="float">
            <text:p>4967</text:p>
          </table:table-cell>
          <table:table-cell office:value-type="float" office:value="88.7065229415894" calcext:value-type="float">
            <text:p>88.7065229416</text:p>
          </table:table-cell>
          <table:table-cell office:value-type="float" office:value="11286" calcext:value-type="float">
            <text:p>11286</text:p>
          </table:table-cell>
          <table:table-cell office:value-type="float" office:value="46.8527882099152" calcext:value-type="float">
            <text:p>46.8527882099</text:p>
          </table:table-cell>
          <table:table-cell office:value-type="float" office:value="6207" calcext:value-type="float">
            <text:p>6207</text:p>
          </table:table-cell>
          <table:table-cell office:value-type="float" office:value="71.7583565711975" calcext:value-type="float">
            <text:p>71.7583565712</text:p>
          </table:table-cell>
          <table:table-cell office:value-type="float" office:value="11246" calcext:value-type="float">
            <text:p>11246</text:p>
          </table:table-cell>
          <table:table-cell office:value-type="float" office:value="50.1862173080444" calcext:value-type="float">
            <text:p>50.186217308</text:p>
          </table:table-cell>
          <table:table-cell office:value-type="float" office:value="6451" calcext:value-type="float">
            <text:p>6451</text:p>
          </table:table-cell>
          <table:table-cell office:value-type="float" office:value="63.8047254085541" calcext:value-type="float">
            <text:p>63.8047254086</text:p>
          </table:table-cell>
          <table:table-cell office:value-type="float" office:value="10046" calcext:value-type="float">
            <text:p>10046</text:p>
          </table:table-cell>
          <table:table-cell office:value-type="float" office:value="356.21333026886" calcext:value-type="float">
            <text:p>356.2133302689</text:p>
          </table:table-cell>
          <table:table-cell office:value-type="float" office:value="22630" calcext:value-type="float">
            <text:p>22630</text:p>
          </table:table-cell>
          <table:table-cell table:formula="of:=AVERAGE([.D9]/[.B9]; [.H9]/[.F9];[.L9]/[.J9];[.P9]/[.N9];[.T9]/[.R9])" office:value-type="float" office:value="1.87684095176288" calcext:value-type="float">
            <text:p>1.8768409518</text:p>
          </table:table-cell>
          <table:table-cell table:formula="of:=AVERAGE([.E9]/[.C9]; [.I9]/[.G9];[.M9]/[.K9];[.Q9]/[.O9];[.U9]/[.S9])" office:value-type="float" office:value="1.02302709809027" calcext:value-type="float">
            <text:p>1.0230270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1.397242069244" calcext:value-type="float">
            <text:p>121.3972420692</text:p>
          </table:table-cell>
          <table:table-cell office:value-type="float" office:value="9744" calcext:value-type="float">
            <text:p>9744</text:p>
          </table:table-cell>
          <table:table-cell office:value-type="float" office:value="63.2354295253754" calcext:value-type="float">
            <text:p>63.2354295254</text:p>
          </table:table-cell>
          <table:table-cell office:value-type="float" office:value="4251" calcext:value-type="float">
            <text:p>4251</text:p>
          </table:table-cell>
          <table:table-cell office:value-type="float" office:value="103.762853860855" calcext:value-type="float">
            <text:p>103.7628538609</text:p>
          </table:table-cell>
          <table:table-cell office:value-type="float" office:value="12632" calcext:value-type="float">
            <text:p>12632</text:p>
          </table:table-cell>
          <table:table-cell office:value-type="float" office:value="214.468411684036" calcext:value-type="float">
            <text:p>214.468411684</text:p>
          </table:table-cell>
          <table:table-cell office:value-type="float" office:value="10030" calcext:value-type="float">
            <text:p>10030</text:p>
          </table:table-cell>
          <table:table-cell office:value-type="float" office:value="95.07071352005" calcext:value-type="float">
            <text:p>95.0707135201</text:p>
          </table:table-cell>
          <table:table-cell office:value-type="float" office:value="11897" calcext:value-type="float">
            <text:p>11897</text:p>
          </table:table-cell>
          <table:table-cell office:value-type="float" office:value="258.455783128738" calcext:value-type="float">
            <text:p>258.4557831287</text:p>
          </table:table-cell>
          <table:table-cell office:value-type="float" office:value="15312" calcext:value-type="float">
            <text:p>15312</text:p>
          </table:table-cell>
          <table:table-cell office:value-type="float" office:value="82.7692246437073" calcext:value-type="float">
            <text:p>82.7692246437</text:p>
          </table:table-cell>
          <table:table-cell office:value-type="float" office:value="11995" calcext:value-type="float">
            <text:p>11995</text:p>
          </table:table-cell>
          <table:table-cell office:value-type="float" office:value="44.5710270404816" calcext:value-type="float">
            <text:p>44.5710270405</text:p>
          </table:table-cell>
          <table:table-cell office:value-type="float" office:value="6631" calcext:value-type="float">
            <text:p>6631</text:p>
          </table:table-cell>
          <table:table-cell office:value-type="float" office:value="83.1978759765625" calcext:value-type="float">
            <text:p>83.1978759766</text:p>
          </table:table-cell>
          <table:table-cell office:value-type="float" office:value="11694" calcext:value-type="float">
            <text:p>11694</text:p>
          </table:table-cell>
          <table:table-cell office:value-type="float" office:value="53.418877363205" calcext:value-type="float">
            <text:p>53.4188773632</text:p>
          </table:table-cell>
          <table:table-cell office:value-type="float" office:value="6440" calcext:value-type="float">
            <text:p>6440</text:p>
          </table:table-cell>
          <table:table-cell table:formula="of:=AVERAGE([.D10]/[.B10]; [.H10]/[.F10];[.L10]/[.J10];[.P10]/[.N10];[.T10]/[.R10])" office:value-type="float" office:value="1.29738749983767" calcext:value-type="float">
            <text:p>1.2973874998</text:p>
          </table:table-cell>
          <table:table-cell table:formula="of:=AVERAGE([.E10]/[.C10]; [.I10]/[.G10];[.M10]/[.K10];[.Q10]/[.O10];[.U10]/[.S10])" office:value-type="float" office:value="0.724170853039988" calcext:value-type="float">
            <text:p>0.7241708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24"/>
        </table:table-row>
        <table:table-row table:style-name="ro2">
          <table:table-cell table:number-columns-repeated="24"/>
        </table:table-row>
        <table:table-row table:style-name="ro1" table:number-rows-repeated="8">
          <table:table-cell table:number-columns-repeated="24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A3:Sheet1.X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0000-00-00T00:00:01.628267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7:53:44.981000000</meta:creation-date>
    <dc:date>2014-05-29T11:44:42.877126468</dc:date>
    <meta:editing-duration>PT46M36S</meta:editing-duration>
    <meta:editing-cycles>4</meta:editing-cycles>
    <meta:generator>LibreOffice/4.1.3.2$Linux_X86_64 LibreOffice_project/410m0$Build-2</meta:generator>
    <dc:creator>Jan Knudsen</dc:creator>
    <meta:document-statistic meta:table-count="1" meta:cell-count="2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Sheet1.A3:Sheet1.A10 Sheet1.V1:Sheet1.V1 Sheet1.V3:Sheet1.V10 Sheet1.X1:Sheet1.X1 Sheet1.X3:Sheet1.X10" chart:data-source-has-labels="both" svg:x="0.77cm" svg:y="0.855cm" svg:width="12.002cm" svg:height="7.545cm">
          <chartooo:coordinate-region svg:x="1.497cm" svg:y="1.054cm" svg:width="10.995cm" svg:height="6.699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V3:Sheet1.V10" chart:label-cell-address="Sheet1.V1:Sheet1.V1" chart:class="chart:line">
            <chart:data-point chart:repeated="8"/>
          </chart:series>
          <chart:series chart:style-name="ch7" chart:values-cell-range-address="Sheet1.X3:Sheet1.X10" chart:label-cell-address="Sheet1.X1:Sheet1.X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*t/f*t</text:p>
                <draw:g>
                  <svg:desc>Sheet1.V1:Sheet1.V1</svg:desc>
                </draw:g>
              </table:table-cell>
              <table:table-cell office:value-type="string">
                <text:p>Equality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A3:Sheet1.A10</svg:desc>
                </draw:g>
              </table:table-cell>
              <table:table-cell office:value-type="float" office:value="3.79883838465776">
                <text:p>3.79883838465776</text:p>
                <draw:g>
                  <svg:desc>Sheet1.V3:Sheet1.V10</svg:desc>
                </draw:g>
              </table:table-cell>
              <table:table-cell office:value-type="float" office:value="1">
                <text:p>1</text:p>
                <draw:g>
                  <svg:desc>Sheet1.X3:Sheet1.X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72706865713045">
                <text:p>2.72706865713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98142446619226">
                <text:p>2.98142446619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34243116467643">
                <text:p>2.34243116467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.80331267343256">
                <text:p>1.80331267343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61906190825679">
                <text:p>1.61906190825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87684095176288">
                <text:p>1.87684095176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29738749983767">
                <text:p>1.297387499837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Sheet1.A3:Sheet1.A10 Sheet1.W1:Sheet1.X1 Sheet1.W3:Sheet1.X10" chart:data-source-has-labels="both" svg:x="0.769cm" svg:y="0.961cm" svg:width="9.488cm" svg:height="7.544cm">
          <chartooo:coordinate-region svg:x="1.496cm" svg:y="1.16cm" svg:width="8.481cm" svg:height="6.698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3:Sheet1.W10" chart:label-cell-address="Sheet1.W1:Sheet1.W1" chart:class="chart:line">
            <chart:data-point chart:repeated="8"/>
          </chart:series>
          <chart:series chart:style-name="ch7" chart:values-cell-range-address="Sheet1.X3:Sheet1.X10" chart:label-cell-address="Sheet1.X1:Sheet1.X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*m/f*m</text:p>
                <draw:g>
                  <svg:desc>Sheet1.W1:Sheet1.W1</svg:desc>
                </draw:g>
              </table:table-cell>
              <table:table-cell office:value-type="string">
                <text:p>Equality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A3:Sheet1.A10</svg:desc>
                </draw:g>
              </table:table-cell>
              <table:table-cell office:value-type="float" office:value="1.43682455112585">
                <text:p>1.43682455112585</text:p>
                <draw:g>
                  <svg:desc>Sheet1.W3:Sheet1.W10</svg:desc>
                </draw:g>
              </table:table-cell>
              <table:table-cell office:value-type="float" office:value="1">
                <text:p>1</text:p>
                <draw:g>
                  <svg:desc>Sheet1.X3:Sheet1.X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5533878433305">
                <text:p>1.05533878433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.0417274377489">
                <text:p>1.0417274377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06855178811704">
                <text:p>0.806855178811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996850086545111">
                <text:p>0.996850086545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24542682514691">
                <text:p>0.824542682514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02302709809027">
                <text:p>1.02302709809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24170853039988">
                <text:p>0.7241708530399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